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New York Cit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 side-project sample: <text:a xlink:type="simple" xlink:href="http://www.bernieselfie.com" office:name=""><text:span text:style-name="Definition">www.bernieselfie.com</text:span></text:a></text:p>
      <text:p text:style-name="Horizontal_20_Line"/>
      <text:h text:style-name="Heading_20_2" text:outline-level="2">Objective</text:h>
      <text:p text:style-name="First_20_paragraph">Fronten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Specialties</text:h>
      <text:list text:style-name="L1">
        <text:list-item>
          <text:p text:style-name="P1">scalable Angular responsive mobile web single page apps built from the ground up</text:p>
        </text:list-item>
        <text:list-item>
          <text:p text:style-name="P1">touch, gesture, and animation features</text:p>
        </text:list-item>
        <text:list-item>
          <text:p text:style-name="P1">load time, browser performance and user experience optimizations</text:p>
        </text:list-item>
        <text:list-item>
          <text:p text:style-name="P1">development environments</text:p>
        </text:list-item>
        <text:list-item>
          <text:p text:style-name="P1">backend integration</text:p>
        </text:list-item>
      </text:list>
      <text:h text:style-name="Heading_20_2" text:outline-level="2">Technical experience summary since July 2000</text:h>
      <text:p text:style-name="First_20_paragraph"><text:span text:style-name="T4">Languages:</text:span> Javascript* - HTML5* - Sass* - CSS3* - Bash* - LESS - PHP - SQL<text:line-break/><text:span text:style-name="T5">Libraries:</text:span> Angular* - jQuery* - RequireJs* - Ui-Router* - Ui-Router Extras* - VelocityJs* - Raven* - Bourbon* - Bootstrap - Foundation - Meteor - Backbone<text:line-break/><text:span text:style-name="T6">Servers:</text:span> Node* - Apache<text:line-break/><text:span text:style-name="T7">CLI:</text:span> Grunt* - Vagrant* - ImageMagick* - Bower* - Yeoman<text:line-break/><text:span text:style-name="T8">Cloud</text:span><text:span text:style-name="T9"> </text:span><text:span text:style-name="T10">services:</text:span> Sentry* - Github* - Amazon Web Services (AWS)* - GitLab - BitBucket<text:line-break/><text:span text:style-name="T11">Network:</text:span> AJAX* - Weinre* - WebSockets*<text:line-break/><text:span text:style-name="T12">Graphics</text:span><text:span text:style-name="T13"> </text:span><text:span text:style-name="T14">Applications:</text:span> Photoshop* - Illustrator - InDesign - Sketch<text:line-break/><text:span text:style-name="T15">Other</text:span><text:span text:style-name="T16"> </text:span><text:span text:style-name="T17">Applications:</text:span> Sublime* - iTerm2* - Chrome Dev Tools* - iOs Simulator* - Genymotion* - All the Browsers*<text:line-break/><text:span text:style-name="T18">Version</text:span><text:span text:style-name="T19"> </text:span><text:span text:style-name="T20">Control:</text:span> Git* - SVN - CVS<text:line-break/><text:span text:style-name="T21">OS:</text:span> OSX* - Windows 7/XP<text:line-break/><text:span text:style-name="T22">Databases:</text:span> MongoDB - MySQL</text:p>
      <text:p text:style-name="Text_20_body"><text:span text:style-name="T23">*indicates</text:span><text:span text:style-name="T24"> </text:span><text:span text:style-name="T25">current</text:span><text:span text:style-name="T26"> </text:span><text:span text:style-name="T27">stack</text:span>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enhanced UX with touch events and anima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Optimizing load times with VanillaJs landing pages, asyncronous-on-demand asset loading, bundling, and compression</text:p>
        </text:list-item>
        <text:list-item>
          <text:p text:style-name="P2">Owning an entire codebase</text:p>
        </text:list-item>
        <text:list-item>
          <text:p text:style-name="P2">Sharing codebase with other front-end engineers</text:p>
        </text:list-item>
        <text:list-item>
          <text:p text:style-name="P2">Tracking user events and analyzing behavioral trend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  <text:list-item>
          <text:p text:style-name="P2">Pixel perfect styling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  <text:h text:style-name="Heading_20_2" text:outline-level="2">Favorite things</text:h>
      <text:p text:style-name="First_20_paragraph">Long Bay Beach BVI - Hiking - Legos - my cats - Daredevil - Feed Me - Zillow -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